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1465in" fo:margin-left="0.2451in" table:align="left" style:writing-mode="lr-tb"/>
    </style:style>
    <style:style style:name="Tabela1.A" style:family="table-column">
      <style:table-column-properties style:column-width="4.9167in"/>
    </style:style>
    <style:style style:name="Tabela1.B" style:family="table-column">
      <style:table-column-properties style:column-width="1.2299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ffcc" fo:padding-left="0.0785in" fo:padding-right="0.078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0785in" fo:padding-right="0.0785in" fo:padding-top="0in" fo:padding-bottom="0in" fo:border-left="0.0069in solid #000000" fo:border-right="none" fo:border-top="0.0069in solid #000000" fo:border-bottom="0.0069in solid #000000" style:writing-mode="lr-tb"/>
    </style:style>
    <style:style style:name="Tabela1.B2" style:family="table-cell">
      <style:table-cell-properties style:vertical-align="top" fo:padding-left="0.0785in" fo:padding-right="0.0785in" fo:padding-top="0in" fo:padding-bottom="0in" fo:border="0.0069in solid #000000" style:writing-mode="lr-tb"/>
    </style:style>
    <style:style style:name="Tabela1.3" style:family="table-row">
      <style:table-row-properties style:min-row-height="0.1389in" style:keep-together="true" fo:keep-together="auto"/>
    </style:style>
    <style:style style:name="Tabela1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B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6.1465in" fo:margin-left="0.2451in" table:align="left" style:writing-mode="lr-tb"/>
    </style:style>
    <style:style style:name="Tabela2.A" style:family="table-column">
      <style:table-column-properties style:column-width="4.9167in"/>
    </style:style>
    <style:style style:name="Tabela2.B" style:family="table-column">
      <style:table-column-properties style:column-width="1.2299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cc" fo:padding-left="0.0785in" fo:padding-right="0.0785in" fo:padding-top="0in" fo:padding-bottom="0in" fo:border="0.0069in solid #000000" style:writing-mode="lr-tb">
        <style:background-image/>
      </style:table-cell-properties>
    </style:style>
    <style:style style:name="Tabela2.2" style:family="table-row">
      <style:table-row-properties style:min-row-height="0.1389in" style:keep-together="true" fo:keep-together="auto"/>
    </style:style>
    <style:style style:name="Tabela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3" style:family="table">
      <style:table-properties style:width="6.1465in" fo:margin-left="0.2451in" table:align="left" style:writing-mode="lr-tb"/>
    </style:style>
    <style:style style:name="Tabela3.A" style:family="table-column">
      <style:table-column-properties style:column-width="4.9167in"/>
    </style:style>
    <style:style style:name="Tabela3.B" style:family="table-column">
      <style:table-column-properties style:column-width="1.2299in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background-color="#ccffcc" fo:padding-left="0.0785in" fo:padding-right="0.0785in" fo:padding-top="0in" fo:padding-bottom="0in" fo:border="0.0069in solid #000000" style:writing-mode="lr-tb">
        <style:background-image/>
      </style:table-cell-properties>
    </style:style>
    <style:style style:name="Tabela3.2" style:family="table-row">
      <style:table-row-properties style:min-row-height="0.1389in" style:keep-together="true" fo:keep-together="auto"/>
    </style:style>
    <style:style style:name="Tabela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3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P1" style:family="paragraph" style:parent-style-name="Standard">
      <style:text-properties style:language-asian="en" style:country-asian="US"/>
    </style:style>
    <style:style style:name="P2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" style:family="paragraph" style:parent-style-name="Standard"/>
    <style:style style:name="P4" style:family="paragraph" style:parent-style-name="Standard">
      <style:paragraph-properties fo:line-height="0.0555in">
        <style:tab-stops>
          <style:tab-stop style:position="4.4299in"/>
        </style:tab-stops>
      </style:paragraph-properties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line-height="0.0555in" fo:break-before="page">
        <style:tab-stops>
          <style:tab-stop style:position="4.4299in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3335in" style:auto-text-indent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top="0.0835in" fo:margin-bottom="0.0835in"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10" style:family="paragraph" style:parent-style-name="Standard">
      <style:paragraph-properties fo:margin-top="0.0835in" fo:margin-bottom="0.0835in" fo:text-align="center" style:justify-single-word="false" style:snap-to-layout-grid="false"/>
      <style:text-properties fo:color="#800000"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 style:list-style-name="WW8Num26">
      <style:paragraph-properties fo:margin-left="0.25in" fo:margin-right="0in" fo:margin-top="0.0417in" fo:margin-bottom="0.0417in" fo:text-indent="-0.25in" style:auto-text-indent="false" style:snap-to-layout-grid="false"/>
    </style:style>
    <style:style style:name="P12" style:family="paragraph" style:parent-style-name="Standard" style:list-style-name="WW8Num26">
      <style:paragraph-properties fo:margin-left="0.25in" fo:margin-right="0in" fo:margin-top="0.0417in" fo:margin-bottom="0.0417in" fo:text-indent="-0.25in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 style:list-style-name="WW8Num14">
      <style:paragraph-properties fo:margin-left="0.25in" fo:margin-right="0in" fo:margin-top="0.0417in" fo:margin-bottom="0.0417in" fo:text-indent="-0.25in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 style:list-style-name="WW8Num4">
      <style:paragraph-properties fo:margin-left="0.25in" fo:margin-right="0in" fo:margin-top="0.0417in" fo:margin-bottom="0.0417in" fo:text-indent="-0.25in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margin-top="0.0417in" fo:margin-bottom="0.0417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5in" fo:margin-right="0in" fo:text-align="justify" style:justify-single-word="false" fo:text-indent="-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7" style:family="paragraph" style:parent-style-name="Heading_20_1" style:list-style-name="WW8Num17">
      <style:paragraph-properties fo:margin-left="0.5in" fo:margin-right="0in" fo:margin-top="0in" fo:margin-bottom="0.0417in" fo:text-indent="-0.5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Heading_20_3">
      <style:paragraph-properties fo:margin-top="0.0417in" fo:margin-bottom="0.0417in" fo:text-align="center" style:justify-single-word="false" style:snap-to-layout-grid="false"/>
      <style:text-properties fo:color="#800000" fo:font-size="10pt" style:font-size-asian="10pt" style:font-size-complex="10pt"/>
    </style:style>
    <style:style style:name="P19" style:family="paragraph" style:parent-style-name="Header">
      <style:paragraph-properties style:snap-to-layout-grid="false"/>
    </style:style>
    <style:style style:name="P20" style:family="paragraph" style:parent-style-name="Header">
      <style:paragraph-properties>
        <style:tab-stops/>
      </style:paragraph-properties>
    </style:style>
    <style:style style:name="P21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2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23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24" style:family="paragraph" style:parent-style-name="Header">
      <style:paragraph-properties fo:margin-top="0.0835in" fo:margin-bottom="0.0835in" fo:text-align="center" style:justify-single-word="false" style:snap-to-layout-grid="false">
        <style:tab-stops/>
      </style:paragraph-properties>
      <style:text-properties fo:color="#800000" fo:font-size="10pt" fo:font-weight="bold" style:font-size-asian="10pt" style:font-weight-asian="bold" style:font-name-complex="Arial"/>
    </style:style>
    <style:style style:name="P25" style:family="paragraph" style:parent-style-name="Footer">
      <style:paragraph-properties>
        <style:tab-stops/>
      </style:paragraph-properties>
    </style:style>
    <style:style style:name="P26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27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28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29" style:family="paragraph" style:parent-style-name="Title">
      <style:paragraph-properties fo:text-align="end" style:justify-single-word="false"/>
      <style:text-properties fo:language="pt" fo:country="BR"/>
    </style:style>
    <style:style style:name="P3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1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2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3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3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35" style:family="paragraph" style:parent-style-name="Text_20_body">
      <style:paragraph-properties fo:margin-left="0.2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style:font-name="Arial" style:font-name-complex="Arial" style:font-weight-complex="bold"/>
    </style:style>
    <style:style style:name="T3" style:family="text">
      <style:text-properties style:font-name="Arial" style:font-size-complex="9pt" style:font-weight-complex="bold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6" style:family="text">
      <style:text-properties style:font-name="Arial" fo:font-size="10pt" fo:language="en" fo:country="US" fo:font-style="italic" style:font-size-asian="10pt" style:font-style-asian="italic" style:font-name-complex="Arial" style:font-size-complex="10pt"/>
    </style:style>
    <style:style style:name="T7" style:family="text">
      <style:text-properties fo:color="#800000"/>
    </style:style>
    <style:style style:name="T8" style:family="text">
      <style:text-properties fo:color="#800000" style:font-name="Arial" fo:font-size="9pt" style:font-size-asian="9pt" style:font-name-complex="Arial" style:font-size-complex="9pt" style:font-weight-complex="bold"/>
    </style:style>
    <style:style style:name="T9" style:family="text">
      <style:text-properties fo:font-size="10pt" fo:language="none" fo:country="none" style:font-size-asian="10pt" style:language-asian="none" style:country-asian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9"/>
      <text:p text:style-name="P29"/>
      <text:p text:style-name="P29"/>
      <text:p text:style-name="P1"/>
      <text:p text:style-name="P30">Checklist para Encerramento do Projeto</text:p>
      <text:p text:style-name="P2"/>
      <text:p text:style-name="P2"/>
      <text:p text:style-name="P2"/>
      <text:p text:style-name="P2"/>
      <text:p text:style-name="P30">Nome do Projeto - Versão 9.9</text:p>
      <text:p text:style-name="P32">Nome do Módulo - Release 9.9</text:p>
      <text:p text:style-name="P2"/>
      <text:p text:style-name="P2"/>
      <text:p text:style-name="P2"/>
      <text:p text:style-name="P2"/>
      <text:p text:style-name="P33"/>
      <text:p text:style-name="P31"/>
      <text:section text:style-name="Sect1" text:name="Seção1">
        <text:p text:style-name="P3"/>
      </text:section>
      <text:section text:style-name="Sect2" text:name="Seção2">
        <text:p text:style-name="P4"/>
        <text:p text:style-name="P6"><text:s/></text:p>
        <text:list xml:id="list29333308" text:style-name="WW8Num17">
          <text:list-item>
            <text:h text:style-name="P17" text:outline-level="1">Questões e Considerações</text:h>
          </text:list-item>
        </text:list>
        <text:p text:style-name="P7"/>
        <text:p text:style-name="P35">Use esta lista para assegurar que você cumpriu todas as ações necessárias.</text:p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table:number-columns-spanned="2" office:value-type="string">
              <text:p text:style-name="P8">Questões/Considerações</text:p>
            </table:table-cell>
            <table:covered-table-cell/>
          </table:table-row>
          <table:table-row table:style-name="Tabela1.1">
            <table:table-cell table:style-name="Tabela1.A2" office:value-type="string">
              <text:p text:style-name="P24">Administração do Projeto</text:p>
            </table:table-cell>
            <table:table-cell table:style-name="Tabela1.B2" office:value-type="string">
              <text:p text:style-name="P10">Sim/Não</text:p>
            </table:table-cell>
          </table:table-row>
          <table:table-row table:style-name="Tabela1.3">
            <table:table-cell table:style-name="Tabela1.A3" office:value-type="string">
              <text:list xml:id="list29347311" text:style-name="WW8Num26">
                <text:list-item>
                  <text:p text:style-name="P11"><text:span text:style-name="T4">Todos os </text:span><text:span text:style-name="T5">deliverables</text:span><text:span text:style-name="T4"> e documentação estão completos? </text:span></text:p>
                </text:list-item>
              </text:list>
            </table:table-cell>
            <table:table-cell table:style-name="Tabela1.B3" office:value-type="string">
              <text:p text:style-name="P15"/>
            </table:table-cell>
          </table:table-row>
          <table:table-row table:style-name="Tabela1.3">
            <table:table-cell table:style-name="Tabela1.A3" office:value-type="string">
              <text:list xml:id="list29356490" text:continue-numbering="true" text:style-name="WW8Num26">
                <text:list-item>
                  <text:p text:style-name="P12">Uma cópia completa do projeto foi preparada para arquivamento?</text:p>
                </text:list-item>
              </text:list>
            </table:table-cell>
            <table:table-cell table:style-name="Tabela1.B3" office:value-type="string">
              <text:p text:style-name="P15"/>
            </table:table-cell>
          </table:table-row>
          <table:table-row table:style-name="Tabela1.3">
            <table:table-cell table:style-name="Tabela1.A3" office:value-type="string">
              <text:list xml:id="list29348806" text:continue-numbering="true" text:style-name="WW8Num26">
                <text:list-item>
                  <text:p text:style-name="P12">Todos os originais (Contratos, Termos de Aceite, Relatórios de Acompanhamento e demais documentos entregues ao cliente) estão assinados, devidamente indexados e condicionados na caixa do projeto?</text:p>
                </text:list-item>
              </text:list>
            </table:table-cell>
            <table:table-cell table:style-name="Tabela1.B3" office:value-type="string">
              <text:p text:style-name="P15"/>
            </table:table-cell>
          </table:table-row>
          <table:table-row table:style-name="Tabela1.3">
            <table:table-cell table:style-name="Tabela1.A3" office:value-type="string">
              <text:list xml:id="list29361502" text:continue-numbering="true" text:style-name="WW8Num26">
                <text:list-item>
                  <text:p text:style-name="P11"><text:span text:style-name="T4">Você disponibilizou para o Cliente um índice de biblioteca de projeto completo de </text:span><text:span text:style-name="T6">deliverables</text:span><text:span text:style-name="T5"> </text:span><text:span text:style-name="T4">e documentação?</text:span></text:p>
                </text:list-item>
              </text:list>
            </table:table-cell>
            <table:table-cell table:style-name="Tabela1.B3" office:value-type="string">
              <text:p text:style-name="P15"/>
            </table:table-cell>
          </table:table-row>
          <table:table-row table:style-name="Tabela1.3">
            <table:table-cell table:style-name="Tabela1.A3" office:value-type="string">
              <text:list xml:id="list29356067" text:continue-numbering="true" text:style-name="WW8Num26">
                <text:list-item>
                  <text:p text:style-name="P11"><text:span text:style-name="T4">Todos os </text:span><text:span text:style-name="T6">deliverables</text:span><text:span text:style-name="T4"> e documentação são arquivados em caixas, etiquetados conforme o índice de biblioteca de projeto, e são organizadas para ser levado a uma localização designada?</text:span></text:p>
                </text:list-item>
              </text:list>
            </table:table-cell>
            <table:table-cell table:style-name="Tabela1.B3" office:value-type="string">
              <text:p text:style-name="P15"/>
            </table:table-cell>
          </table:table-row>
          <table:table-row table:style-name="Tabela1.3">
            <table:table-cell table:style-name="Tabela1.A3" office:value-type="string">
              <text:list xml:id="list29351582" text:continue-numbering="true" text:style-name="WW8Num26">
                <text:list-item>
                  <text:p text:style-name="P12">Há uma relação com todas as caixas que serão levados para armazenamento?</text:p>
                </text:list-item>
              </text:list>
            </table:table-cell>
            <table:table-cell table:style-name="Tabela1.B3" office:value-type="string">
              <text:p text:style-name="P15"/>
            </table:table-cell>
          </table:table-row>
          <table:table-row table:style-name="Tabela1.3">
            <table:table-cell table:style-name="Tabela1.A3" office:value-type="string">
              <text:list xml:id="list29343357" text:continue-numbering="true" text:style-name="WW8Num26">
                <text:list-item>
                  <text:p text:style-name="P11"><text:span text:style-name="T4">Existe cópia dos softwares com todos os </text:span><text:span text:style-name="T6">deliverables</text:span><text:span text:style-name="T5">,</text:span><text:span text:style-name="T4"> documentação e correspondências? <text:s/>Todas as cópias de softwares estão etiquetadas conforme a ordem do índice da biblioteca do projeto, para facilitar a recuperação da documentação mais tarde, se necessário?</text:span></text:p>
                </text:list-item>
              </text:list>
            </table:table-cell>
            <table:table-cell table:style-name="Tabela1.B3" office:value-type="string">
              <text:p text:style-name="P15"/>
            </table:table-cell>
          </table:table-row>
          <table:table-row table:style-name="Tabela1.3">
            <table:table-cell table:style-name="Tabela1.A3" office:value-type="string">
              <text:list xml:id="list29341146" text:continue-numbering="true" text:style-name="WW8Num26">
                <text:list-item>
                  <text:p text:style-name="P12">Todos os diretórios (da rede) do projeto foram copiados? Toda a informação pertinente a Superintendência, não relacionada ao contrato de projeto, por exemplo, revisões de desempenho, arquivos de pessoal, etc. foram removidos?</text:p>
                </text:list-item>
              </text:list>
            </table:table-cell>
            <table:table-cell table:style-name="Tabela1.B3" office:value-type="string">
              <text:p text:style-name="P15"/>
            </table:table-cell>
          </table:table-row>
          <table:table-row table:style-name="Tabela1.3">
            <table:table-cell table:style-name="Tabela1.A3" office:value-type="string">
              <text:list xml:id="list29360129" text:continue-numbering="true" text:style-name="WW8Num26">
                <text:list-item>
                  <text:p text:style-name="P12">Todos os arquivos pessoais foram documentados e arquivados?</text:p>
                </text:list-item>
              </text:list>
            </table:table-cell>
            <table:table-cell table:style-name="Tabela1.B3" office:value-type="string">
              <text:p text:style-name="P15"/>
            </table:table-cell>
          </table:table-row>
          <table:table-row table:style-name="Tabela1.3">
            <table:table-cell table:style-name="Tabela1.A3" office:value-type="string">
              <text:list xml:id="list29356357" text:continue-numbering="true" text:style-name="WW8Num26">
                <text:list-item>
                  <text:p text:style-name="P12">Todos os documentos de trabalho foram indexados e arquivados? </text:p>
                </text:list-item>
              </text:list>
            </table:table-cell>
            <table:table-cell table:style-name="Tabela1.B3" office:value-type="string">
              <text:p text:style-name="P15"/>
            </table:table-cell>
          </table:table-row>
        </table:table>
        <text:p text:style-name="Standard"/>
        <text:p text:style-name="P5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table:number-columns-spanned="2" office:value-type="string">
              <text:p text:style-name="P8">Questões/Considerações</text:p>
            </table:table-cell>
            <table:covered-table-cell/>
          </table:table-row>
          <table:table-row table:style-name="Tabela2.2">
            <table:table-cell table:style-name="Tabela2.A2" table:number-columns-spanned="2" office:value-type="string">
              <text:h text:style-name="P18" text:outline-level="3">Instalações / Recursos</text:h>
            </table:table-cell>
            <table:covered-table-cell/>
          </table:table-row>
          <table:table-row table:style-name="Tabela2.2">
            <table:table-cell table:style-name="Tabela2.A3" office:value-type="string">
              <text:list xml:id="list29344213" text:style-name="WW8Num14">
                <text:list-item>
                  <text:p text:style-name="P13">A equipe do projeto limpou todas as áreas pessoais da Workstation?</text:p>
                </text:list-item>
              </text:list>
            </table:table-cell>
            <table:table-cell table:style-name="Tabela2.A2" office:value-type="string">
              <text:p text:style-name="P15"/>
            </table:table-cell>
          </table:table-row>
          <table:table-row table:style-name="Tabela2.2">
            <table:table-cell table:style-name="Tabela2.A3" office:value-type="string">
              <text:list xml:id="list29347074" text:continue-numbering="true" text:style-name="WW8Num14">
                <text:list-item>
                  <text:p text:style-name="P13">Toda a equipe devolveu materiais de escritório e documentos providos pelo cliente, para o administrador do cliente?<text:tab/></text:p>
                </text:list-item>
              </text:list>
            </table:table-cell>
            <table:table-cell table:style-name="Tabela2.A2" office:value-type="string">
              <text:p text:style-name="P15"/>
            </table:table-cell>
          </table:table-row>
          <table:table-row table:style-name="Tabela2.2">
            <table:table-cell table:style-name="Tabela2.A3" office:value-type="string">
              <text:list xml:id="list29364000" text:continue-numbering="true" text:style-name="WW8Num14">
                <text:list-item>
                  <text:p text:style-name="P13">Tem uma lista de todas as caixas de e-mail do Staff da equipe do projeto?</text:p>
                </text:list-item>
              </text:list>
            </table:table-cell>
            <table:table-cell table:style-name="Tabela2.A2" office:value-type="string">
              <text:p text:style-name="P15"/>
            </table:table-cell>
          </table:table-row>
          <table:table-row table:style-name="Tabela2.2">
            <table:table-cell table:style-name="Tabela2.A3" office:value-type="string">
              <text:list xml:id="list29351154" text:continue-numbering="true" text:style-name="WW8Num14">
                <text:list-item>
                  <text:p text:style-name="P13">Você removeu os diretórios de projeto e conteúdos dos computadores do cliente? <text:s/>Isto inclui qualquer material da Superintendência de Tecnologia da Informação que era usado para referência durante o projeto?</text:p>
                </text:list-item>
              </text:list>
            </table:table-cell>
            <table:table-cell table:style-name="Tabela2.A2" office:value-type="string">
              <text:p text:style-name="P15"/>
            </table:table-cell>
          </table:table-row>
          <table:table-row table:style-name="Tabela2.2">
            <table:table-cell table:style-name="Tabela2.A3" office:value-type="string">
              <text:list xml:id="list29342318" text:continue-numbering="true" text:style-name="WW8Num14">
                <text:list-item>
                  <text:p text:style-name="P13">Área de suporte foi instruída para desmobilizar os recursos envolvidos com teste e desenvolvimento?</text:p>
                </text:list-item>
              </text:list>
            </table:table-cell>
            <table:table-cell table:style-name="Tabela2.A2" office:value-type="string">
              <text:p text:style-name="P15"/>
            </table:table-cell>
          </table:table-row>
        </table:table>
        <text:p text:style-name="Standard"/>
        <text:p text:style-name="Standard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table:number-columns-spanned="2" office:value-type="string">
              <text:p text:style-name="P8">Questões/Considerações</text:p>
            </table:table-cell>
            <table:covered-table-cell/>
          </table:table-row>
          <table:table-row table:style-name="Tabela3.2">
            <table:table-cell table:style-name="Tabela3.A2" table:number-columns-spanned="2" office:value-type="string">
              <text:h text:style-name="P18" text:outline-level="3">Equipamento e Software</text:h>
            </table:table-cell>
            <table:covered-table-cell/>
          </table:table-row>
          <table:table-row table:style-name="Tabela3.2">
            <table:table-cell table:style-name="Tabela3.A3" office:value-type="string">
              <text:list xml:id="list29341610" text:style-name="WW8Num4">
                <text:list-item>
                  <text:p text:style-name="P14">Todos equipamentos adquiridos para este projeto foram devolvidos? (Laptops; Scanners; Zip drives; Printers)</text:p>
                </text:list-item>
              </text:list>
            </table:table-cell>
            <table:table-cell table:style-name="Tabela3.A2" office:value-type="string">
              <text:p text:style-name="P15"/>
            </table:table-cell>
          </table:table-row>
          <table:table-row table:style-name="Tabela3.2">
            <table:table-cell table:style-name="Tabela3.A3" office:value-type="string">
              <text:list xml:id="list29360852" text:continue-numbering="true" text:style-name="WW8Num4">
                <text:list-item>
                  <text:p text:style-name="P14">Todos os softwares foram devolvidos?</text:p>
                </text:list-item>
              </text:list>
            </table:table-cell>
            <table:table-cell table:style-name="Tabela3.A2" office:value-type="string">
              <text:p text:style-name="P15"/>
            </table:table-cell>
          </table:table-row>
          <table:table-row table:style-name="Tabela3.2">
            <table:table-cell table:style-name="Tabela3.A3" office:value-type="string">
              <text:list xml:id="list29337088" text:continue-numbering="true" text:style-name="WW8Num4">
                <text:list-item>
                  <text:p text:style-name="P14">Toda a mobília utilizada pelo time de projeto foi devolvida?</text:p>
                </text:list-item>
              </text:list>
            </table:table-cell>
            <table:table-cell table:style-name="Tabela3.A2" office:value-type="string">
              <text:p text:style-name="P15"/>
            </table:table-cell>
          </table:table-row>
        </table:table>
        <text:p text:style-name="P16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/>
      <style:text-properties fo:font-size="11pt" fo:language="en" fo:country="US" style:font-size-asian="11pt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4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4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4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Table_20_Title" style:display-name="Table Title" style:family="paragraph" style:parent-style-name="Text_20_body">
      <style:paragraph-properties fo:margin-left="0in" fo:margin-right="0in" fo:margin-top="0.0417in" fo:margin-bottom="0.0417in" fo:text-align="center" style:justify-single-word="false" fo:text-indent="0in" style:auto-text-indent="false"/>
      <style:text-properties style:font-name="Arial" fo:font-size="10pt" fo:font-weight="bold" style:font-size-asian="10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4z0" style:family="text">
      <style:text-properties style:font-name="Times New Roman" fo:font-size="11pt" fo:font-style="normal" fo:font-weight="normal" style:font-size-asian="11pt" style:font-style-asian="normal" style:font-weight-asian="norma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9z0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Times New Roman" fo:font-size="11pt" fo:font-style="normal" fo:font-weight="normal" style:font-size-asian="11pt" style:font-style-asian="normal" style:font-weight-asian="norma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Wingdings" fo:font-size="8pt" style:font-size-asian="8pt" style:font-size-complex="8pt"/>
    </style:style>
    <style:style style:name="WW8Num21z1" style:family="text">
      <style:text-properties fo:font-size="8pt" style:font-size-asian="8pt" style:font-size-complex="8pt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1z4" style:family="text">
      <style:text-properties style:font-name="Courier New" style:font-name-complex="Courier New"/>
    </style:style>
    <style:style style:name="WW8Num23z0" style:family="text">
      <style:text-properties style:font-name="Wingdings"/>
    </style:style>
    <style:style style:name="WW8Num26z0" style:family="text">
      <style:text-properties style:font-name="Times New Roman" fo:font-size="11pt" fo:font-style="normal" fo:font-weight="normal" style:font-size-asian="11pt" style:font-style-asian="normal" style:font-weight-asian="normal"/>
    </style:style>
    <style:style style:name="WW8Num26z1" style:family="text">
      <style:text-properties fo:font-size="11pt" fo:font-style="normal" fo:font-weight="normal" style:font-size-asian="11pt" style:font-style-asian="normal" style:font-weight-asian="norma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6.6181in" fo:margin-left="-0.075in" table:align="left" style:writing-mode="lr-tb"/>
    </style:style>
    <style:style style:name="Tabela4.A" style:family="table-column">
      <style:table-column-properties style:column-width="3.309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4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5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Checklist para Encerramento</text:span><text:span text:style-name="Page_20_Number"><text:span text:style-name="MT3"><text:tab/></text:span></text:span><text:span text:style-name="Page_20_Number"><text:span text:style-name="MT2">mds - cep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3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22:21.89</meta:creation-date>
    <meta:editing-cycles>2</meta:editing-cycles>
    <meta:editing-duration>PT00H01M37S</meta:editing-duration>
    <meta:initial-creator>Lena Lúcia de Moraes</meta:initial-creator>
    <meta:document-statistic meta:table-count="4" meta:image-count="2" meta:object-count="0" meta:page-count="3" meta:paragraph-count="37" meta:word-count="379" meta:character-count="2917"/>
    <dc:date>2010-02-26T09:23:58.84</dc:date>
    <dc:creator>Lena Lúcia de Moraes</dc:creator>
    <meta:generator>BrOffice.org/3.0$Win32 OpenOffice.org_project/300m9$Build-9358</meta:generator>
  </office:meta>
</office:document-meta>
</file>